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6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13" style:family="graphic" style:parent-style-name="standard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808080" draw:fill="none" loext:fill-use-slide-background="false" draw:textarea-vertical-align="middle" fo:min-height="3.258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4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4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0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 loext:decorative="false"/>
      <style:paragraph-properties style:writing-mode="lr-tb"/>
    </style:style>
    <style:style style:name="gr32" style:family="graphic" style:parent-style-name="standard">
      <style:graphic-properties draw:stroke="solid" svg:stroke-width="0.159cm" svg:stroke-color="#808080" draw:marker-end="Linienspitzen_20_2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none" svg:stroke-color="#808080" draw:fill="none" loext:fill-use-slide-background="fals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34" style:family="graphic" style:parent-style-name="standard">
      <style:graphic-properties draw:stroke="solid" svg:stroke-width="0.159cm" svg:stroke-color="#808080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808080" draw:fill="none" loext:fill-use-slide-background="false" draw:textarea-vertical-align="middle" fo:min-height="2.158cm" fo:min-width="2.54cm" fo:padding-top="0.071cm" fo:padding-bottom="0.071cm" fo:padding-left="0.071cm" fo:padding-right="0.071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 loext:decorative="false"/>
      <style:paragraph-properties style:writing-mode="lr-tb"/>
    </style:style>
    <style:style style:name="gr37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8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 loext:decorative="false"/>
    </style:style>
    <style:style style:name="gr39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 loext:decorative="false"/>
    </style:style>
    <style:style style:name="gr40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 loext:decorative="false"/>
    </style:style>
    <style:style style:name="gr41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2.216cm" fo:min-width="3.471cm" loext:decorative="false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2.216cm" fo:min-width="1.461cm" loext:decorative="false"/>
    </style:style>
    <style:style style:name="gr43" style:family="graphic" style:parent-style-name="standard">
      <style:graphic-properties draw:stroke="solid" svg:stroke-width="0.159cm" svg:stroke-color="#808080" draw:marker-start="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 loext:decorative="false"/>
      <style:paragraph-properties style:writing-mode="lr-tb"/>
    </style:style>
    <style:style style:name="gr48" style:family="graphic" style:parent-style-name="standard">
      <style:graphic-properties draw:stroke="solid" svg:stroke-width="0.106cm" svg:stroke-color="#80808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loext:graphic-properties draw:fill="none"/>
      <style:text-properties fo:color="#ffffff" loext:opacity="100%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9" style:family="paragraph"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line-height="100%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fo:font-size="12pt" fo:font-weight="bold" style:font-size-asian="12pt" style:font-size-complex="12pt"/>
    </style:style>
    <style:style style:name="P20" style:family="paragraph">
      <loext:graphic-properties draw:fill="none" draw:fill-color="#ffffff"/>
      <style:text-properties style:font-name="Calibri" fo:font-weight="bold"/>
    </style:style>
    <style:style style:name="P21" style:family="paragraph">
      <loext:graphic-properties draw:fill="gradient" draw:fill-gradient-name="Gradient_5f_0"/>
      <style:text-properties fo:font-size="12pt"/>
    </style:style>
    <style:style style:name="P22" style:family="paragraph">
      <loext:graphic-properties draw:fill="none"/>
      <style:text-properties fo:font-size="12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fo:font-size="8pt" fo:font-weight="bold" style:font-size-asian="12pt" style:font-size-complex="12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c9211e" loext:opacity="100%"/>
    </style:style>
    <style:style style:name="P27" style:family="paragraph">
      <style:text-properties fo:color="#ffffff" loext:opacity="100%"/>
    </style:style>
    <style:style style:name="P28" style:family="paragraph">
      <loext:graphic-properties draw:fill="none" draw:fill-color="#ffffff"/>
      <style:text-properties fo:color="#ffffff" loext:opacity="100%" style:font-name="Calibri" fo:font-weight="bold"/>
    </style:style>
    <style:style style:name="P29" style:family="paragraph">
      <loext:graphic-properties draw:fill="none"/>
      <style:text-properties fo:color="#ffffff" loext:opacity="100%" fo:font-size="12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fo:font-size="8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color="#c9211e" loext:opacity="10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-color="#999999"/>
      <style:paragraph-properties fo:text-align="center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-color="#cccccc"/>
      <style:paragraph-properties fo:text-align="center"/>
      <style:text-properties fo:color="#ffffff" loext:opacity="100%"/>
    </style:style>
    <style:style style:name="P36" style:family="paragraph">
      <loext:graphic-properties draw:fill="none"/>
      <style:paragraph-properties fo:text-align="center"/>
      <style:text-properties fo:color="#ffffff" loext:opacity="100%"/>
    </style:style>
    <style:style style:name="P3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ffffff" loext:opacity="100%" style:font-name="Calibri1" fo:font-size="16pt" style:font-name-asian="Calibri1" style:font-size-asian="16pt" style:font-name-complex="Calibri1" style:font-size-complex="16pt"/>
    </style:style>
    <style:style style:name="T5" style:family="text">
      <style:text-properties fo:color="#ffffff" loext:opacity="100%" style:font-name="Calibri1" fo:font-size="12pt" style:font-name-asian="Calibri1" style:font-size-asian="12pt" style:font-name-complex="Calibri1" style:font-size-complex="12pt"/>
    </style:style>
    <style:style style:name="T6" style:family="text">
      <style:text-properties fo:color="#ffffff" loext:opacity="100%" style:font-name="Symbol1" fo:font-size="12pt" style:font-name-asian="Symbol1" style:font-size-asian="12pt" style:font-name-complex="Symbol1" style:font-size-complex="12pt"/>
    </style:style>
    <style:style style:name="T7" style:family="text">
      <style:text-properties style:font-name="Calibri1" fo:font-size="16pt" style:font-name-asian="Calibri1" style:font-size-asian="16pt" style:font-name-complex="Calibri1" style:font-size-complex="16pt"/>
    </style:style>
    <style:style style:name="T8" style:family="text">
      <style:text-properties style:font-name="Calibri1" fo:font-size="12pt" style:font-name-asian="Calibri1" style:font-size-asian="12pt" style:font-name-complex="Calibri1" style:font-size-complex="12pt"/>
    </style:style>
    <style:style style:name="T9" style:family="text">
      <style:text-properties style:font-name="Symbol1" fo:font-size="12pt" style:font-name-asian="Symbol1" style:font-size-asian="12pt" style:font-name-complex="Symbol1" style:font-size-complex="12pt"/>
    </style:style>
    <style:style style:name="T10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11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12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13" style:family="text">
      <style:text-properties style:font-name="Calibri" fo:font-weight="bold"/>
    </style:style>
    <style:style style:name="T14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15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6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7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8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9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0" style:family="text">
      <style:text-properties style:font-name="Calibri1" fo:font-size="8pt" style:font-name-asian="Calibri1" style:font-size-asian="8pt" style:font-name-complex="Calibri1" style:font-size-complex="8pt"/>
    </style:style>
    <style:style style:name="T21" style:family="text">
      <style:text-properties style:font-name="Symbol1" fo:font-size="8pt" style:font-name-asian="Symbol1" style:font-size-asian="8pt" style:font-name-complex="Symbol1" style:font-size-complex="8pt"/>
    </style:style>
    <style:style style:name="T22" style:family="text">
      <style:text-properties fo:color="#ffffff" loext:opacity="100%" style:font-name="Calibri1" fo:font-size="8pt" style:font-name-asian="Calibri1" style:font-size-asian="8pt" style:font-name-complex="Calibri1" style:font-size-complex="8pt"/>
    </style:style>
    <style:style style:name="T23" style:family="text">
      <style:text-properties fo:color="#ffffff" loext:opacity="100%" style:font-name="Symbol1" fo:font-size="8pt" style:font-name-asian="Symbol1" style:font-size-asian="8pt" style:font-name-complex="Symbol1" style:font-size-complex="8pt"/>
    </style:style>
    <style:style style:name="T24" style:family="text">
      <style:text-properties style:font-name="Calibri1" fo:font-size="8pt" style:font-name-asian="Calibri1" style:font-size-asian="12pt" style:font-name-complex="Calibri1" style:font-size-complex="1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 draw:style-name="gr4">
            <draw:path draw:style-name="gr5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8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9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10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Bdark" draw:style-name="dp2" draw:master-page-name="PM1">
        <draw:line draw:style-name="gr11" draw:text-style-name="P4" draw:layer="layout" svg:x1="3cm" svg:y1="3.55cm" svg:x2="8cm" svg:y2="3.55cm">
          <text:p/>
        </draw:line>
        <draw:frame draw:style-name="gr2" draw:text-style-name="P5" draw:layer="layout" svg:width="2.7cm" svg:height="1cm" svg:x="3.55cm" svg:y="2.45cm">
          <draw:text-box>
            <text:p text:style-name="P2"><text:span text:style-name="T4">Arrivals</text:span></text:p>
          </draw:text-box>
        </draw:frame>
        <draw:g draw:style-name="gr3">
          <draw:g draw:style-name="gr4">
            <draw:path draw:style-name="gr12" draw:text-style-name="P4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8cm" svg:y="2cm">
            <draw:text-box>
              <text:p text:style-name="P2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1.4cm" svg:y1="3.7cm" svg:x2="13.9cm" svg:y2="3.7cm">
          <text:p/>
        </draw:line>
        <draw:frame draw:style-name="gr8" draw:text-style-name="P5" draw:layer="layout" svg:width="3.4cm" svg:height="1.799cm" svg:x="2.5cm" svg:y="4.001cm">
          <draw:text-box>
            <text:p text:style-name="P2"><text:span text:style-name="T5">Arrival rate </text:span><text:span text:style-name="T6">l</text:span><text:span text:style-name="T5"> or</text:span></text:p>
            <text:p text:style-name="P2"><text:span text:style-name="T5">average inter-arrival time E[I]</text:span></text:p>
          </draw:text-box>
        </draw:frame>
        <draw:frame draw:style-name="gr9" draw:text-style-name="P5" draw:layer="layout" svg:width="2.7cm" svg:height="2.307cm" svg:x="8.35cm" svg:y="5.408cm">
          <draw:text-box>
            <text:p text:style-name="P2"><text:span text:style-name="T5">Service rate </text:span><text:span text:style-name="T6">m</text:span><text:span text:style-name="T5"> or average service time E[S]</text:span></text:p>
          </draw:text-box>
        </draw:frame>
        <draw:line draw:style-name="gr11" draw:text-style-name="P4" draw:layer="layout" svg:x1="7cm" svg:y1="4.275cm" svg:x2="7cm" svg:y2="6.513cm">
          <text:p/>
        </draw:line>
        <draw:frame draw:style-name="gr10" draw:text-style-name="P5" draw:layer="layout" svg:width="2.34cm" svg:height="1.667cm" svg:x="5.7cm" svg:y="6.524cm">
          <draw:text-box>
            <text:p text:style-name="P2"><text:span text:style-name="T5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5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5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rlangCdark" draw:style-name="dp2" draw:master-page-name="PM2">
        <draw:line draw:style-name="gr11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6"><text:span text:style-name="T7">Arrivals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6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4cm" svg:y1="6.35cm" svg:x2="16.9cm" svg:y2="6.35cm">
          <text:p/>
        </draw:line>
        <draw:frame draw:style-name="gr15" draw:text-style-name="P5" draw:layer="layout" svg:width="6.3cm" svg:height="1.291cm" svg:x="1cm" svg:y="7.555cm">
          <draw:text-box>
            <text:p text:style-name="P6"><text:span text:style-name="T8">Arrival rate </text:span><text:span text:style-name="T9">l</text:span><text:span text:style-name="T8"> or</text:span><text:span text:style-name="T8"><text:line-break/></text:span><text:span text:style-name="T8">average inter-arrival time E[I]</text:span></text:p>
          </draw:text-box>
        </draw:frame>
        <draw:frame draw:style-name="gr15" draw:text-style-name="P5" draw:layer="layout" svg:width="6.3cm" svg:height="1.291cm" svg:x="9.55cm" svg:y="8.055cm">
          <draw:text-box>
            <text:p text:style-name="P6"><text:span text:style-name="T8">Service rate </text:span><text:span text:style-name="T9">m</text:span><text:span text:style-name="T8"> or</text:span><text:span text:style-name="T8"><text:line-break/></text:span><text:span text:style-name="T8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.45cm" svg:y="3cm" svg:viewBox="0 0 5001 2501" draw:points="0,2501 5001,2501 5001,0 0,0">
            <text:p/>
          </draw:polygon>
          <draw:polygon draw:style-name="gr6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6" draw:text-style-name="P1" draw:layer="layout" svg:x1="7.45cm" svg:y1="3cm" svg:x2="7.45cm" svg:y2="5.5cm">
          <text:p/>
        </draw:line>
        <draw:line draw:style-name="gr6" draw:text-style-name="P1" draw:layer="layout" svg:x1="8.45cm" svg:y1="3cm" svg:x2="8.45cm" svg:y2="5.5cm">
          <text:p/>
        </draw:line>
        <draw:line draw:style-name="gr6" draw:text-style-name="P1" draw:layer="layout" svg:x1="9.45cm" svg:y1="3cm" svg:x2="9.45cm" svg:y2="5.5cm">
          <text:p/>
        </draw:line>
        <draw:line draw:style-name="gr6" draw:text-style-name="P1" draw:layer="layout" svg:x1="10.45cm" svg:y1="3cm" svg:x2="10.45cm" svg:y2="5.5cm">
          <text:p/>
        </draw:line>
        <draw:g draw:style-name="gr3">
          <draw:g draw:style-name="gr4">
            <draw:path draw:style-name="gr5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5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5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7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5" draw:text-style-name="P8" draw:layer="layout" svg:width="6.95cm" svg:height="1.291cm" svg:x="9.45cm" svg:y="7.755cm">
          <draw:text-box>
            <text:p text:style-name="P7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ExtErlangCdark" draw:style-name="dp2" draw:master-page-name="PM3">
        <draw:line draw:style-name="gr11" draw:text-style-name="P4" draw:layer="layout" svg:x1="1.45cm" svg:y1="4.2cm" svg:x2="6.45cm" svg:y2="4.2cm">
          <text:p/>
        </draw:line>
        <draw:frame draw:style-name="gr2" draw:text-style-name="P5" draw:layer="layout" svg:width="2.7cm" svg:height="1cm" svg:x="2cm" svg:y="3.1cm">
          <draw:text-box>
            <text:p text:style-name="P6"><text:span text:style-name="T7">Arrivals</text:span></text:p>
          </draw:text-box>
        </draw:frame>
        <draw:g draw:style-name="gr4">
          <draw:polygon draw:style-name="gr12" draw:text-style-name="P4" draw:layer="layout" svg:width="5cm" svg:height="2.5cm" svg:x="6.45cm" svg:y="3cm" svg:viewBox="0 0 5001 2501" draw:points="0,2501 5001,2501 5001,0 0,0">
            <text:p/>
          </draw:polygon>
          <draw:polygon draw:style-name="gr13" draw:text-style-name="P4" draw:layer="layout" svg:width="5cm" svg:height="2.5cm" svg:x="6.45cm" svg:y="3cm" svg:viewBox="0 0 5001 2501" draw:points="0,2501 5001,2501 5001,0 0,0">
            <text:p/>
          </draw:polygon>
        </draw:g>
        <draw:line draw:style-name="gr16" draw:text-style-name="P4" draw:layer="layout" svg:x1="7.45cm" svg:y1="3cm" svg:x2="7.45cm" svg:y2="5.5cm">
          <text:p/>
        </draw:line>
        <draw:line draw:style-name="gr16" draw:text-style-name="P4" draw:layer="layout" svg:x1="8.45cm" svg:y1="3cm" svg:x2="8.45cm" svg:y2="5.5cm">
          <text:p/>
        </draw:line>
        <draw:line draw:style-name="gr16" draw:text-style-name="P4" draw:layer="layout" svg:x1="9.45cm" svg:y1="3cm" svg:x2="9.45cm" svg:y2="5.5cm">
          <text:p/>
        </draw:line>
        <draw:line draw:style-name="gr16" draw:text-style-name="P4" draw:layer="layout" svg:x1="10.45cm" svg:y1="3cm" svg:x2="10.45cm" svg:y2="5.5cm">
          <text:p/>
        </draw:line>
        <draw:g draw:style-name="gr3">
          <draw:g draw:style-name="gr4">
            <draw:path draw:style-name="gr12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.45cm" svg:y="2.65cm">
            <draw:text-box>
              <text:p text:style-name="P6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85cm" svg:y1="4.35cm" svg:x2="17.35cm" svg:y2="4.35cm">
          <text:p/>
        </draw:line>
        <draw:frame draw:style-name="gr15" draw:text-style-name="P5" draw:layer="layout" svg:width="6.3cm" svg:height="1.291cm" svg:x="1.45cm" svg:y="5.555cm">
          <draw:text-box>
            <text:p text:style-name="P6"><text:span text:style-name="T8">Arrival rate </text:span><text:span text:style-name="T9">l</text:span><text:span text:style-name="T8"> or</text:span><text:span text:style-name="T8"><text:line-break/></text:span><text:span text:style-name="T8">average inter-arrival time E[I]</text:span></text:p>
          </draw:text-box>
        </draw:frame>
        <draw:frame draw:style-name="gr15" draw:text-style-name="P5" draw:layer="layout" svg:width="6.3cm" svg:height="1.291cm" svg:x="10cm" svg:y="6.055cm">
          <draw:text-box>
            <text:p text:style-name="P6"><text:span text:style-name="T8">Service rate </text:span><text:span text:style-name="T9">m</text:span><text:span text:style-name="T8"> or</text:span><text:span text:style-name="T8"><text:line-break/></text:span><text:span text:style-name="T8">average service time E[S]</text:span></text:p>
          </draw:text-box>
        </draw:frame>
        <draw:frame draw:style-name="gr17" draw:text-style-name="P5" draw:layer="layout" svg:width="5.95cm" svg:height="1.326cm" svg:x="7.175cm" svg:y="1.587cm">
          <draw:text-box>
            <text:p text:style-name="P6"><text:span text:style-name="T7">System size with K places </text:span><text:span text:style-name="T8">(waiting+service)</text:span></text:p>
          </draw:text-box>
        </draw:frame>
        <draw:line draw:style-name="gr11" draw:text-style-name="P4" draw:layer="layout" svg:x1="9.1cm" svg:y1="5.7cm" svg:x2="9.1cm" svg:y2="8.9cm">
          <text:p/>
        </draw:line>
        <draw:frame draw:style-name="gr15" draw:text-style-name="P10" draw:layer="layout" svg:width="6.95cm" svg:height="1.291cm" svg:x="9.45cm" svg:y="7.755cm">
          <draw:text-box>
            <text:p text:style-name="P9"><text:span text:style-name="T8">Cancelation rate </text:span><text:span text:style-name="T9">n</text:span><text:span text:style-name="T8"> or</text:span><text:span text:style-name="T8"><text:line-break/></text:span><text:span text:style-name="T8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5.961cm" svg:y="4.987cm" svg:viewBox="0 0 5001 2501" draw:points="0,2501 5001,2501 5001,0 0,0">
            <text:p/>
          </draw:polygon>
          <draw:polygon draw:style-name="gr6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6" draw:text-style-name="P1" draw:layer="layout" svg:x1="6.961cm" svg:y1="4.987cm" svg:x2="6.961cm" svg:y2="7.487cm">
          <text:p/>
        </draw:line>
        <draw:line draw:style-name="gr6" draw:text-style-name="P1" draw:layer="layout" svg:x1="7.961cm" svg:y1="4.987cm" svg:x2="7.961cm" svg:y2="7.487cm">
          <text:p/>
        </draw:line>
        <draw:line draw:style-name="gr6" draw:text-style-name="P1" draw:layer="layout" svg:x1="8.961cm" svg:y1="4.987cm" svg:x2="8.961cm" svg:y2="7.487cm">
          <text:p/>
        </draw:line>
        <draw:line draw:style-name="gr6" draw:text-style-name="P1" draw:layer="layout" svg:x1="9.961cm" svg:y1="4.987cm" svg:x2="9.961cm" svg:y2="7.487cm">
          <text:p/>
        </draw:line>
        <draw:g draw:style-name="gr3">
          <draw:g draw:style-name="gr4">
            <draw:path draw:style-name="gr5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8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8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PCdark" draw:style-name="dp2" draw:master-page-name="PM6">
        <draw:line draw:style-name="gr1" draw:text-style-name="P4" draw:layer="layout" svg:x1="0.961cm" svg:y1="6.187cm" svg:x2="5.961cm" svg:y2="6.187cm">
          <text:p/>
        </draw:line>
        <draw:frame draw:style-name="gr2" draw:text-style-name="P5" draw:layer="layout" svg:width="2.7cm" svg:height="1cm" svg:x="1.511cm" svg:y="5.087cm">
          <draw:text-box>
            <text:p text:style-name="P6"><text:span text:style-name="T7">Arrivals</text:span></text:p>
          </draw:text-box>
        </draw:frame>
        <draw:g draw:style-name="gr4"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  <draw:polygon draw:style-name="gr13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16" draw:text-style-name="P4" draw:layer="layout" svg:x1="6.961cm" svg:y1="4.987cm" svg:x2="6.961cm" svg:y2="7.487cm">
          <text:p/>
        </draw:line>
        <draw:line draw:style-name="gr16" draw:text-style-name="P4" draw:layer="layout" svg:x1="7.961cm" svg:y1="4.987cm" svg:x2="7.961cm" svg:y2="7.487cm">
          <text:p/>
        </draw:line>
        <draw:line draw:style-name="gr16" draw:text-style-name="P4" draw:layer="layout" svg:x1="8.961cm" svg:y1="4.987cm" svg:x2="8.961cm" svg:y2="7.487cm">
          <text:p/>
        </draw:line>
        <draw:line draw:style-name="gr16" draw:text-style-name="P4" draw:layer="layout" svg:x1="9.961cm" svg:y1="4.987cm" svg:x2="9.961cm" svg:y2="7.487cm">
          <text:p/>
        </draw:line>
        <draw:g draw:style-name="gr3">
          <draw:g draw:style-name="gr4"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0.961cm" svg:y="4.637cm">
            <draw:text-box>
              <text:p text:style-name="P6"><text:span text:style-name="T4">Service by</text:span><text:span text:style-name="T4"><text:line-break/></text:span><text:span text:style-name="T4">1 operator</text:span></text:p>
            </draw:text-box>
          </draw:frame>
        </draw:g>
        <draw:line draw:style-name="gr1" draw:text-style-name="P4" draw:layer="layout" svg:x1="14.361cm" svg:y1="6.337cm" svg:x2="16.861cm" svg:y2="6.337cm">
          <text:p/>
        </draw:line>
        <draw:frame draw:style-name="gr8" draw:text-style-name="P5" draw:layer="layout" svg:width="6.3cm" svg:height="1.799cm" svg:x="0.961cm" svg:y="7.288cm">
          <draw:text-box>
            <text:p text:style-name="P6"><text:span text:style-name="T8">Arrival rate </text:span><text:span text:style-name="T9">l</text:span><text:span text:style-name="T8"> or</text:span><text:span text:style-name="T8"><text:line-break/></text:span><text:span text:style-name="T8">average inter-arrival time E[I]</text:span></text:p>
          </draw:text-box>
        </draw:frame>
        <draw:frame draw:style-name="gr8" draw:text-style-name="P5" draw:layer="layout" svg:width="6.3cm" svg:height="1.799cm" svg:x="9.511cm" svg:y="8.088cm">
          <draw:text-box>
            <text:p text:style-name="P6"><text:span text:style-name="T8">Service rate </text:span><text:span text:style-name="T9">m</text:span><text:span text:style-name="T8"> or</text:span><text:span text:style-name="T8"><text:line-break/></text:span><text:span text:style-name="T8">average service time E[S],</text:span></text:p>
            <text:p text:style-name="P6"><text:span text:style-name="T8">coefficient of variation CV[S]</text:span></text:p>
          </draw:text-box>
        </draw:frame>
      </draw:page>
      <draw:page draw:name="Kingman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5.961cm" svg:y="4.987cm" svg:viewBox="0 0 5001 2501" draw:points="0,2501 5001,2501 5001,0 0,0">
            <text:p/>
          </draw:polygon>
          <draw:polygon draw:style-name="gr6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6" draw:text-style-name="P1" draw:layer="layout" svg:x1="6.961cm" svg:y1="4.987cm" svg:x2="6.961cm" svg:y2="7.487cm">
          <text:p/>
        </draw:line>
        <draw:line draw:style-name="gr6" draw:text-style-name="P1" draw:layer="layout" svg:x1="7.961cm" svg:y1="4.987cm" svg:x2="7.961cm" svg:y2="7.487cm">
          <text:p/>
        </draw:line>
        <draw:line draw:style-name="gr6" draw:text-style-name="P1" draw:layer="layout" svg:x1="8.961cm" svg:y1="4.987cm" svg:x2="8.961cm" svg:y2="7.487cm">
          <text:p/>
        </draw:line>
        <draw:line draw:style-name="gr6" draw:text-style-name="P1" draw:layer="layout" svg:x1="9.961cm" svg:y1="4.987cm" svg:x2="9.961cm" svg:y2="7.487cm">
          <text:p/>
        </draw:line>
        <draw:g draw:style-name="gr3">
          <draw:g draw:style-name="gr4">
            <draw:path draw:style-name="gr5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one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8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8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Kingmandark" draw:style-name="dp2" draw:master-page-name="PM6">
        <draw:line draw:style-name="gr11" draw:text-style-name="P4" draw:layer="layout" svg:x1="0.961cm" svg:y1="6.187cm" svg:x2="5.961cm" svg:y2="6.187cm">
          <text:p/>
        </draw:line>
        <draw:frame draw:style-name="gr2" draw:text-style-name="P5" draw:layer="layout" svg:width="2.7cm" svg:height="1cm" svg:x="1.511cm" svg:y="5.087cm">
          <draw:text-box>
            <text:p text:style-name="P6"><text:span text:style-name="T7">Arrivals</text:span></text:p>
          </draw:text-box>
        </draw:frame>
        <draw:g draw:style-name="gr4"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  <draw:polygon draw:style-name="gr13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16" draw:text-style-name="P4" draw:layer="layout" svg:x1="6.961cm" svg:y1="4.987cm" svg:x2="6.961cm" svg:y2="7.487cm">
          <text:p/>
        </draw:line>
        <draw:line draw:style-name="gr16" draw:text-style-name="P4" draw:layer="layout" svg:x1="7.961cm" svg:y1="4.987cm" svg:x2="7.961cm" svg:y2="7.487cm">
          <text:p/>
        </draw:line>
        <draw:line draw:style-name="gr16" draw:text-style-name="P4" draw:layer="layout" svg:x1="8.961cm" svg:y1="4.987cm" svg:x2="8.961cm" svg:y2="7.487cm">
          <text:p/>
        </draw:line>
        <draw:line draw:style-name="gr16" draw:text-style-name="P4" draw:layer="layout" svg:x1="9.961cm" svg:y1="4.987cm" svg:x2="9.961cm" svg:y2="7.487cm">
          <text:p/>
        </draw:line>
        <draw:g draw:style-name="gr3">
          <draw:g draw:style-name="gr4"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0.961cm" svg:y="4.637cm">
            <draw:text-box>
              <text:p text:style-name="P6"><text:span text:style-name="T4">Service by</text:span><text:span text:style-name="T4"><text:line-break/></text:span><text:span text:style-name="T4">one operator</text:span></text:p>
            </draw:text-box>
          </draw:frame>
        </draw:g>
        <draw:line draw:style-name="gr11" draw:text-style-name="P4" draw:layer="layout" svg:x1="14.361cm" svg:y1="6.337cm" svg:x2="16.861cm" svg:y2="6.337cm">
          <text:p/>
        </draw:line>
        <draw:frame draw:style-name="gr8" draw:text-style-name="P5" draw:layer="layout" svg:width="6.3cm" svg:height="1.799cm" svg:x="0.961cm" svg:y="7.288cm">
          <draw:text-box>
            <text:p text:style-name="P6"><text:span text:style-name="T8">Arrival rate </text:span><text:span text:style-name="T9">l</text:span><text:span text:style-name="T8"> or</text:span><text:span text:style-name="T8"><text:line-break/></text:span><text:span text:style-name="T8">average inter-arrival time E[I],</text:span></text:p>
            <text:p text:style-name="P6"><text:span text:style-name="T8">coefficient of variation CV[I]</text:span></text:p>
          </draw:text-box>
        </draw:frame>
        <draw:frame draw:style-name="gr8" draw:text-style-name="P5" draw:layer="layout" svg:width="6.3cm" svg:height="1.799cm" svg:x="9.511cm" svg:y="8.088cm">
          <draw:text-box>
            <text:p text:style-name="P6"><text:span text:style-name="T8">Service rate </text:span><text:span text:style-name="T9">m</text:span><text:span text:style-name="T8"> or</text:span><text:span text:style-name="T8"><text:line-break/></text:span><text:span text:style-name="T8">average service time E[S],</text:span></text:p>
            <text:p text:style-name="P6"><text:span text:style-name="T8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8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dark" draw:style-name="dp2" draw:master-page-name="PM4">
        <draw:line draw:style-name="gr11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6"><text:span text:style-name="T7">Arrivals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6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4cm" svg:y1="6.35cm" svg:x2="16.9cm" svg:y2="6.35cm">
          <text:p/>
        </draw:line>
        <draw:frame draw:style-name="gr8" draw:text-style-name="P5" draw:layer="layout" svg:width="6.3cm" svg:height="1.799cm" svg:x="1cm" svg:y="7.301cm">
          <draw:text-box>
            <text:p text:style-name="P6"><text:span text:style-name="T8">Arrival rate </text:span><text:span text:style-name="T9">l</text:span><text:span text:style-name="T8"> or</text:span><text:span text:style-name="T8"><text:line-break/></text:span><text:span text:style-name="T8">average inter-arrival time E[I],</text:span></text:p>
            <text:p text:style-name="P6"><text:span text:style-name="T8">coefficient of variation CV[I]</text:span></text:p>
          </draw:text-box>
        </draw:frame>
        <draw:frame draw:style-name="gr8" draw:text-style-name="P5" draw:layer="layout" svg:width="6.3cm" svg:height="1.799cm" svg:x="9.55cm" svg:y="8.101cm">
          <draw:text-box>
            <text:p text:style-name="P6"><text:span text:style-name="T8">Service rate </text:span><text:span text:style-name="T9">m</text:span><text:span text:style-name="T8"> or</text:span><text:span text:style-name="T8"><text:line-break/></text:span><text:span text:style-name="T8">average service time E[S],</text:span></text:p>
            <text:p text:style-name="P6"><text:span text:style-name="T8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9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8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ExtACdark" draw:style-name="dp2" draw:master-page-name="PM5">
        <draw:line draw:style-name="gr11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6"><text:span text:style-name="T7">Arrivals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6"><text:span text:style-name="T4">Service by 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4cm" svg:y1="6.35cm" svg:x2="16.9cm" svg:y2="6.35cm">
          <text:p/>
        </draw:line>
        <draw:frame draw:style-name="gr9" draw:text-style-name="P5" draw:layer="layout" svg:width="6.3cm" svg:height="2.307cm" svg:x="1cm" svg:y="7.347cm">
          <draw:text-box>
            <text:p text:style-name="P6"><text:span text:style-name="T8">Arrival rate </text:span><text:span text:style-name="T9">l</text:span><text:span text:style-name="T8"> or</text:span><text:span text:style-name="T8"><text:line-break/></text:span><text:span text:style-name="T8">average inter-arrival time E[I],</text:span></text:p>
            <text:p text:style-name="P6"><text:span text:style-name="T8">coefficient of variation CV[I],</text:span></text:p>
            <text:p text:style-name="P6"><text:span text:style-name="T8">arrival batch size b(I)</text:span></text:p>
          </draw:text-box>
        </draw:frame>
        <draw:frame draw:style-name="gr9" draw:text-style-name="P5" draw:layer="layout" svg:width="6.3cm" svg:height="2.307cm" svg:x="9.55cm" svg:y="8.097cm">
          <draw:text-box>
            <text:p text:style-name="P6"><text:span text:style-name="T8">Service rate </text:span><text:span text:style-name="T9">m</text:span><text:span text:style-name="T8"> or</text:span><text:span text:style-name="T8"><text:line-break/></text:span><text:span text:style-name="T8">average service time E[S],</text:span></text:p>
            <text:p text:style-name="P6"><text:span text:style-name="T8">coefficient of variation CV[S],</text:span></text:p>
            <text:p text:style-name="P6"><text:span text:style-name="T8">service batch size b(S)</text:span></text:p>
          </draw:text-box>
        </draw:frame>
        <draw:frame draw:style-name="gr18" draw:text-style-name="P5" draw:layer="layout" svg:width="6.3cm" svg:height="1.5cm" svg:x="9.55cm" svg:y="3cm">
          <draw:text-box>
            <text:p text:style-name="P6"><text:span text:style-name="T8">Operator availability: P(Up)</text:span></text:p>
            <text:p text:style-name="P6"><text:span text:style-name="T8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9" draw:text-style-name="P12" draw:layer="layout" svg:width="4.5cm" svg:height="1.458cm" svg:x="1cm" svg:y="4.721cm">
          <draw:text-box>
            <text:p text:style-name="P11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0" draw:text-style-name="P12" draw:layer="layout" svg:width="4.7cm" svg:height="4.7cm" svg:x="11cm" svg:y="4cm">
            <draw:text-box>
              <text:p text:style-name="P11"><text:span text:style-name="T1">Service by</text:span></text:p>
              <text:p text:style-name="P11"><text:span text:style-name="T1">c operators</text:span></text:p>
              <text:p text:style-name="P11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21" draw:text-style-name="P12" draw:layer="layout" svg:width="3.7cm" svg:height="2.843cm" svg:x="18.3cm" svg:y="4.929cm">
          <draw:text-box>
            <text:p text:style-name="P13"><text:span text:style-name="T1">Client has been served and leaves the system</text:span></text:p>
          </draw:text-box>
        </draw:frame>
      </draw:page>
      <draw:page draw:name="BaseModeldark" draw:style-name="dp2" draw:master-page-name="PM6">
        <draw:line draw:style-name="gr11" draw:text-style-name="P4" draw:layer="layout" svg:x1="1cm" svg:y1="6.2cm" svg:x2="6cm" svg:y2="6.2cm">
          <text:p/>
        </draw:line>
        <draw:frame draw:style-name="gr19" draw:text-style-name="P15" draw:layer="layout" svg:width="4.5cm" svg:height="1.458cm" svg:x="1cm" svg:y="4.721cm">
          <draw:text-box>
            <text:p text:style-name="P14"><text:span text:style-name="T7">Arrivals</text:span><text:span text:style-name="T7"><text:line-break/></text:span><text:span text:style-name="T8">(Arrival rate </text:span><text:span text:style-name="T9">l</text:span><text:span text:style-name="T8">)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frame draw:style-name="gr2" draw:text-style-name="P5" draw:layer="layout" svg:width="5cm" svg:height="1cm" svg:x="6cm" svg:y="4cm">
          <draw:text-box>
            <text:p text:style-name="P6"><text:span text:style-name="T7">Waiting roo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15" draw:layer="layout" svg:width="4.7cm" svg:height="4.7cm" svg:x="11cm" svg:y="4cm">
            <draw:text-box>
              <text:p text:style-name="P14"><text:span text:style-name="T4">Service by</text:span></text:p>
              <text:p text:style-name="P14"><text:span text:style-name="T4">c operators</text:span></text:p>
              <text:p text:style-name="P14"><text:span text:style-name="T5">(Service rate </text:span><text:span text:style-name="T6">m</text:span><text:span text:style-name="T5">)</text:span></text:p>
            </draw:text-box>
          </draw:frame>
        </draw:g>
        <draw:line draw:style-name="gr11" draw:text-style-name="P4" draw:layer="layout" svg:x1="15.7cm" svg:y1="6.35cm" svg:x2="18.2cm" svg:y2="6.35cm">
          <text:p/>
        </draw:line>
        <draw:frame draw:style-name="gr21" draw:text-style-name="P17" draw:layer="layout" svg:width="3.7cm" svg:height="2.843cm" svg:x="18.3cm" svg:y="4.929cm">
          <draw:text-box>
            <text:p text:style-name="P16"><text:span text:style-name="T7">Client has been served and leaves the system</text:span></text:p>
          </draw:text-box>
        </draw:frame>
      </draw:page>
      <draw:page draw:name="Compare" draw:style-name="dp1" draw:master-page-name="PM6">
        <draw:line draw:style-name="gr23" draw:text-style-name="P1" draw:layer="layout" svg:x1="8cm" svg:y1="4.5cm" svg:x2="9.6cm" svg:y2="4.5cm">
          <text:p/>
        </draw:line>
        <draw:line draw:style-name="gr23" draw:text-style-name="P1" draw:layer="layout" svg:x1="8cm" svg:y1="11.5cm" svg:x2="9.6cm" svg:y2="11.5cm">
          <text:p/>
        </draw:line>
        <draw:line draw:style-name="gr23" draw:text-style-name="P1" draw:layer="layout" svg:x1="23.4cm" svg:y1="3cm" svg:x2="25cm" svg:y2="3cm">
          <text:p/>
        </draw:line>
        <draw:line draw:style-name="gr23" draw:text-style-name="P1" draw:layer="layout" svg:x1="2cm" svg:y1="4.489cm" svg:x2="4.999cm" svg:y2="4.489cm">
          <text:p/>
        </draw:line>
        <draw:frame draw:style-name="gr24" draw:text-style-name="P18" draw:layer="layout" svg:width="2.8cm" svg:height="0.923cm" svg:x="2cm" svg:y="3.5cm">
          <draw:text-box>
            <text:p text:style-name="P11"><text:span text:style-name="T2">Arrivals</text:span><text:span text:style-name="T2"><text:line-break/></text:span><text:span text:style-name="T10">(Arrival rate </text:span><text:span text:style-name="T11">l</text:span><text:span text:style-name="T10">)</text:span></text:p>
          </draw:text-box>
        </draw:frame>
        <draw:g draw:style-name="gr4">
          <draw:polygon draw:style-name="gr5" draw:text-style-name="P3" draw:layer="layout" svg:width="2.999cm" svg:height="0.999cm" svg:x="5cm" svg:y="4cm" svg:viewBox="0 0 3000 1000" draw:points="0,1000 3000,1000 3000,0 0,0">
            <text:p/>
          </draw:polygon>
          <draw:polygon draw:style-name="gr6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6" draw:text-style-name="P1" draw:layer="layout" svg:x1="5.999cm" svg:y1="4cm" svg:x2="5.999cm" svg:y2="5cm">
          <text:p/>
        </draw:line>
        <draw:line draw:style-name="gr6" draw:text-style-name="P1" draw:layer="layout" svg:x1="6.999cm" svg:y1="4cm" svg:x2="6.999cm" svg:y2="5cm">
          <text:p/>
        </draw:line>
        <draw:frame draw:style-name="gr25" draw:text-style-name="P19" draw:layer="layout" svg:width="3cm" svg:height="0.991cm" svg:x="5cm" svg:y="3.009cm">
          <draw:text-box>
            <text:p text:style-name="P11"><text:span text:style-name="T12">Common</text:span></text:p>
            <text:p text:style-name="P11"><text:span text:style-name="T12">waiting room</text:span></text:p>
          </draw:text-box>
        </draw:frame>
        <draw:line draw:style-name="gr6" draw:text-style-name="P1" draw:layer="layout" svg:x1="7.5cm" svg:y1="4cm" svg:x2="7.5cm" svg:y2="5cm">
          <text:p/>
        </draw:line>
        <draw:line draw:style-name="gr6" draw:text-style-name="P1" draw:layer="layout" svg:x1="6.5cm" svg:y1="4cm" svg:x2="6.5cm" svg:y2="5cm">
          <text:p/>
        </draw:line>
        <draw:line draw:style-name="gr6" draw:text-style-name="P1" draw:layer="layout" svg:x1="5.5cm" svg:y1="4cm" svg:x2="5.5cm" svg:y2="5cm">
          <text:p/>
        </draw:line>
        <draw:frame draw:style-name="gr26" draw:text-style-name="P20" draw:layer="layout" svg:width="8.4cm" svg:height="0.99cm" svg:x="2cm" svg:y="1.01cm">
          <draw:text-box>
            <text:p><text:span text:style-name="T13">Common queue</text:span></text:p>
          </draw:text-box>
        </draw:frame>
        <draw:frame draw:style-name="gr24" draw:text-style-name="P18" draw:layer="layout" svg:width="2.8cm" svg:height="0.923cm" svg:x="16cm" svg:y="3.5cm">
          <draw:text-box>
            <text:p text:style-name="P11"><text:span text:style-name="T2">Arrivals </text:span><text:span text:style-name="T2"><text:line-break/></text:span><text:span text:style-name="T10">(Arrival rate </text:span><text:span text:style-name="T11">l</text:span><text:span text:style-name="T10">)</text:span></text:p>
          </draw:text-box>
        </draw:frame>
        <draw:g draw:style-name="gr4">
          <draw:polygon draw:style-name="gr5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6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6" draw:text-style-name="P1" draw:layer="layout" svg:x1="21.399cm" svg:y1="2.5cm" svg:x2="21.399cm" svg:y2="3.5cm">
          <text:p/>
        </draw:line>
        <draw:line draw:style-name="gr6" draw:text-style-name="P1" draw:layer="layout" svg:x1="22.399cm" svg:y1="2.5cm" svg:x2="22.399cm" svg:y2="3.5cm">
          <text:p/>
        </draw:line>
        <draw:frame draw:style-name="gr27" draw:text-style-name="P18" draw:layer="layout" svg:width="3cm" svg:height="0.567cm" svg:x="20.4cm" svg:y="3.5cm">
          <draw:text-box>
            <text:p text:style-name="P11"><text:span text:style-name="T2">Waiting room</text:span></text:p>
          </draw:text-box>
        </draw:frame>
        <draw:g draw:style-name="gr3">
          <draw:g draw:style-name="gr4">
            <draw:path draw:style-name="gr5" draw:text-style-name="P21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6" draw:text-style-name="P2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8" draw:text-style-name="P18" draw:layer="layout" svg:width="2cm" svg:height="2cm" svg:x="25cm" svg:y="2cm">
            <draw:text-box>
              <text:p text:style-name="P11"><text:span text:style-name="T2">1 operator </text:span><text:span text:style-name="T10">(Service rate </text:span><text:span text:style-name="T11">m</text:span><text:span text:style-name="T10">)</text:span></text:p>
            </draw:text-box>
          </draw:frame>
        </draw:g>
        <draw:line draw:style-name="gr23" draw:text-style-name="P1" draw:layer="layout" svg:x1="23.4cm" svg:y1="6cm" svg:x2="25cm" svg:y2="6cm">
          <text:p/>
        </draw:line>
        <draw:g draw:style-name="gr3">
          <draw:g draw:style-name="gr4">
            <draw:path draw:style-name="gr5" draw:text-style-name="P21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6" draw:text-style-name="P2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8" draw:text-style-name="P18" draw:layer="layout" svg:width="2cm" svg:height="2cm" svg:x="25cm" svg:y="5cm">
            <draw:text-box>
              <text:p text:style-name="P11"><text:span text:style-name="T2">1 operator </text:span><text:span text:style-name="T10">(Service rate </text:span><text:span text:style-name="T11">m</text:span><text:span text:style-name="T10">)</text:span></text:p>
            </draw:text-box>
          </draw:frame>
        </draw:g>
        <draw:line draw:style-name="gr6" draw:text-style-name="P1" draw:layer="layout" svg:x1="22.9cm" svg:y1="2.5cm" svg:x2="22.9cm" svg:y2="3.5cm">
          <text:p/>
        </draw:line>
        <draw:line draw:style-name="gr6" draw:text-style-name="P1" draw:layer="layout" svg:x1="21.9cm" svg:y1="2.5cm" svg:x2="21.9cm" svg:y2="3.5cm">
          <text:p/>
        </draw:line>
        <draw:line draw:style-name="gr6" draw:text-style-name="P1" draw:layer="layout" svg:x1="20.9cm" svg:y1="2.5cm" svg:x2="20.9cm" svg:y2="3.5cm">
          <text:p/>
        </draw:line>
        <draw:frame draw:style-name="gr26" draw:text-style-name="P20" draw:layer="layout" svg:width="8.4cm" svg:height="0.99cm" svg:x="16cm" svg:y="1.01cm">
          <draw:text-box>
            <text:p><text:span text:style-name="T13">Separate queues</text:span></text:p>
          </draw:text-box>
        </draw:frame>
        <draw:line draw:style-name="gr29" draw:text-style-name="P1" draw:layer="layout" svg:x1="16.1cm" svg:y1="4.5cm" svg:x2="18.7cm" svg:y2="4.5cm">
          <text:p/>
        </draw:line>
        <draw:line draw:style-name="gr23" draw:text-style-name="P1" draw:layer="layout" svg:x1="18.8cm" svg:y1="3cm" svg:x2="20.4cm" svg:y2="3cm">
          <text:p/>
        </draw:line>
        <draw:line draw:style-name="gr23" draw:text-style-name="P1" draw:layer="layout" svg:x1="18.8cm" svg:y1="6cm" svg:x2="20.4cm" svg:y2="6cm">
          <text:p/>
        </draw:line>
        <draw:line draw:style-name="gr29" draw:text-style-name="P1" draw:layer="layout" svg:x1="18.8cm" svg:y1="6cm" svg:x2="18.8cm" svg:y2="3cm">
          <text:p/>
        </draw:line>
        <draw:g draw:style-name="gr4">
          <draw:polygon draw:style-name="gr5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6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6" draw:text-style-name="P1" draw:layer="layout" svg:x1="21.399cm" svg:y1="5.5cm" svg:x2="21.399cm" svg:y2="6.5cm">
          <text:p/>
        </draw:line>
        <draw:line draw:style-name="gr6" draw:text-style-name="P1" draw:layer="layout" svg:x1="22.399cm" svg:y1="5.5cm" svg:x2="22.399cm" svg:y2="6.5cm">
          <text:p/>
        </draw:line>
        <draw:line draw:style-name="gr6" draw:text-style-name="P1" draw:layer="layout" svg:x1="22.9cm" svg:y1="5.5cm" svg:x2="22.9cm" svg:y2="6.5cm">
          <text:p/>
        </draw:line>
        <draw:line draw:style-name="gr6" draw:text-style-name="P1" draw:layer="layout" svg:x1="21.9cm" svg:y1="5.5cm" svg:x2="21.9cm" svg:y2="6.5cm">
          <text:p/>
        </draw:line>
        <draw:line draw:style-name="gr6" draw:text-style-name="P1" draw:layer="layout" svg:x1="20.9cm" svg:y1="5.5cm" svg:x2="20.9cm" svg:y2="6.5cm">
          <text:p/>
        </draw:line>
        <draw:frame draw:style-name="gr27" draw:text-style-name="P18" draw:layer="layout" svg:width="3cm" svg:height="0.567cm" svg:x="20.4cm" svg:y="4.933cm">
          <draw:text-box>
            <text:p text:style-name="P11"><text:span text:style-name="T2">Waiting room</text:span></text:p>
          </draw:text-box>
        </draw:frame>
        <draw:line draw:style-name="gr23" draw:text-style-name="P1" draw:layer="layout" svg:x1="1.986cm" svg:y1="11.489cm" svg:x2="4.985cm" svg:y2="11.489cm">
          <text:p/>
        </draw:line>
        <draw:frame draw:style-name="gr24" draw:text-style-name="P18" draw:layer="layout" svg:width="2.8cm" svg:height="0.923cm" svg:x="1.986cm" svg:y="10.5cm">
          <draw:text-box>
            <text:p text:style-name="P11"><text:span text:style-name="T2">Arrivals </text:span><text:span text:style-name="T2"><text:line-break/></text:span><text:span text:style-name="T10">(Arrival rate </text:span><text:span text:style-name="T11">l</text:span><text:span text:style-name="T10">)</text:span></text:p>
          </draw:text-box>
        </draw:frame>
        <draw:g draw:style-name="gr4">
          <draw:polygon draw:style-name="gr5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6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6" draw:text-style-name="P1" draw:layer="layout" svg:x1="5.985cm" svg:y1="11cm" svg:x2="5.985cm" svg:y2="12cm">
          <text:p/>
        </draw:line>
        <draw:line draw:style-name="gr6" draw:text-style-name="P1" draw:layer="layout" svg:x1="6.985cm" svg:y1="11cm" svg:x2="6.985cm" svg:y2="12cm">
          <text:p/>
        </draw:line>
        <draw:g draw:style-name="gr3">
          <draw:g draw:style-name="gr4">
            <draw:path draw:style-name="gr5" draw:text-style-name="P21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2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0" draw:text-style-name="P18" draw:layer="layout" svg:width="2.3cm" svg:height="2.3cm" svg:x="9.6cm" svg:y="10.4cm">
            <draw:text-box>
              <text:p text:style-name="P11"><text:span text:style-name="T2">1 operator </text:span><text:span text:style-name="T2"><text:line-break/></text:span><text:span text:style-name="T10">(Service rate </text:span><text:span text:style-name="T11">m</text:span><text:span text:style-name="T10">)</text:span></text:p>
            </draw:text-box>
          </draw:frame>
        </draw:g>
        <draw:line draw:style-name="gr6" draw:text-style-name="P1" draw:layer="layout" svg:x1="7.486cm" svg:y1="11cm" svg:x2="7.486cm" svg:y2="12cm">
          <text:p/>
        </draw:line>
        <draw:line draw:style-name="gr6" draw:text-style-name="P1" draw:layer="layout" svg:x1="6.486cm" svg:y1="11cm" svg:x2="6.486cm" svg:y2="12cm">
          <text:p/>
        </draw:line>
        <draw:line draw:style-name="gr6" draw:text-style-name="P1" draw:layer="layout" svg:x1="5.486cm" svg:y1="11cm" svg:x2="5.486cm" svg:y2="12cm">
          <text:p/>
        </draw:line>
        <draw:frame draw:style-name="gr26" draw:text-style-name="P20" draw:layer="layout" svg:width="8.4cm" svg:height="0.99cm" svg:x="1.986cm" svg:y="8.01cm">
          <draw:text-box>
            <text:p><text:span text:style-name="T13">Batch service</text:span></text:p>
          </draw:text-box>
        </draw:frame>
        <draw:frame draw:style-name="gr27" draw:text-style-name="P18" draw:layer="layout" svg:width="3cm" svg:height="0.567cm" svg:x="4.986cm" svg:y="10.4cm">
          <draw:text-box>
            <text:p text:style-name="P11"><text:span text:style-name="T2">Waiting room</text:span></text:p>
          </draw:text-box>
        </draw:frame>
        <draw:frame draw:style-name="gr31" draw:text-style-name="P23" draw:layer="layout" svg:width="3cm" svg:height="0.995cm" svg:x="9.223cm" svg:y="12.764cm">
          <draw:text-box>
            <text:p text:style-name="P11"><text:span text:style-name="T14">Batch serivce</text:span><text:span text:style-name="T15"> of 2 customers each</text:span></text:p>
          </draw:text-box>
        </draw:frame>
        <draw:line draw:style-name="gr23" draw:text-style-name="P1" draw:layer="layout" svg:x1="22.014cm" svg:y1="11.5cm" svg:x2="23.614cm" svg:y2="11.5cm">
          <text:p/>
        </draw:line>
        <draw:line draw:style-name="gr23" draw:text-style-name="P1" draw:layer="layout" svg:x1="16cm" svg:y1="11.489cm" svg:x2="18.999cm" svg:y2="11.489cm">
          <text:p/>
        </draw:line>
        <draw:frame draw:style-name="gr24" draw:text-style-name="P18" draw:layer="layout" svg:width="2.8cm" svg:height="0.923cm" svg:x="16cm" svg:y="10.5cm">
          <draw:text-box>
            <text:p text:style-name="P11"><text:span text:style-name="T2">Arrivals </text:span><text:span text:style-name="T2"><text:line-break/></text:span><text:span text:style-name="T10">(Arrival rate </text:span><text:span text:style-name="T11">l</text:span><text:span text:style-name="T10">)</text:span></text:p>
          </draw:text-box>
        </draw:frame>
        <draw:g draw:style-name="gr4">
          <draw:polygon draw:style-name="gr5" draw:text-style-name="P3" draw:layer="layout" svg:width="2.999cm" svg:height="0.999cm" svg:x="19cm" svg:y="11cm" svg:viewBox="0 0 3000 1000" draw:points="0,1000 3000,1000 3000,0 0,0">
            <text:p/>
          </draw:polygon>
          <draw:polygon draw:style-name="gr6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6" draw:text-style-name="P1" draw:layer="layout" svg:x1="19.999cm" svg:y1="11cm" svg:x2="19.999cm" svg:y2="12cm">
          <text:p/>
        </draw:line>
        <draw:line draw:style-name="gr6" draw:text-style-name="P1" draw:layer="layout" svg:x1="20.999cm" svg:y1="11cm" svg:x2="20.999cm" svg:y2="12cm">
          <text:p/>
        </draw:line>
        <draw:g draw:style-name="gr3">
          <draw:g draw:style-name="gr4">
            <draw:path draw:style-name="gr5" draw:text-style-name="P21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2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0" draw:text-style-name="P18" draw:layer="layout" svg:width="2.3cm" svg:height="2.3cm" svg:x="23.614cm" svg:y="10.4cm">
            <draw:text-box>
              <text:p text:style-name="P11"><text:span text:style-name="T2">1 operator </text:span><text:span text:style-name="T2"><text:line-break/></text:span><text:span text:style-name="T10">(Service rate </text:span><text:span text:style-name="T16">2</text:span><text:span text:style-name="T17">m</text:span><text:span text:style-name="T10">)</text:span></text:p>
            </draw:text-box>
          </draw:frame>
        </draw:g>
        <draw:line draw:style-name="gr6" draw:text-style-name="P1" draw:layer="layout" svg:x1="21.5cm" svg:y1="11cm" svg:x2="21.5cm" svg:y2="12cm">
          <text:p/>
        </draw:line>
        <draw:line draw:style-name="gr6" draw:text-style-name="P1" draw:layer="layout" svg:x1="20.5cm" svg:y1="11cm" svg:x2="20.5cm" svg:y2="12cm">
          <text:p/>
        </draw:line>
        <draw:line draw:style-name="gr6" draw:text-style-name="P1" draw:layer="layout" svg:x1="19.5cm" svg:y1="11cm" svg:x2="19.5cm" svg:y2="12cm">
          <text:p/>
        </draw:line>
        <draw:frame draw:style-name="gr26" draw:text-style-name="P20" draw:layer="layout" svg:width="8.4cm" svg:height="0.99cm" svg:x="16cm" svg:y="8.01cm">
          <draw:text-box>
            <text:p><text:span text:style-name="T13">Faster operator</text:span></text:p>
          </draw:text-box>
        </draw:frame>
        <draw:frame draw:style-name="gr27" draw:text-style-name="P18" draw:layer="layout" svg:width="3cm" svg:height="0.567cm" svg:x="19cm" svg:y="10.4cm">
          <draw:text-box>
            <text:p text:style-name="P11"><text:span text:style-name="T2">Waiting room</text:span></text:p>
          </draw:text-box>
        </draw:frame>
        <draw:frame draw:style-name="gr25" draw:text-style-name="P24" draw:layer="layout" svg:width="2.2cm" svg:height="0.991cm" svg:x="19cm" svg:y="4.067cm">
          <draw:text-box>
            <text:p text:style-name="P13"><text:span text:style-name="T18">Split</text:span><text:span text:style-name="T18"><text:line-break/></text:span><text:span text:style-name="T18">50% : 50%</text:span></text:p>
          </draw:text-box>
        </draw:frame>
        <draw:g draw:style-name="gr3">
          <draw:g draw:style-name="gr4">
            <draw:path draw:style-name="gr5" draw:text-style-name="P21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2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0" draw:text-style-name="P18" draw:layer="layout" svg:width="2.3cm" svg:height="2.3cm" svg:x="9.6cm" svg:y="3.4cm">
            <draw:text-box>
              <text:p text:style-name="P11"><text:span text:style-name="T19">2</text:span><text:span text:style-name="T2"> operators </text:span><text:span text:style-name="T2"><text:line-break/></text:span><text:span text:style-name="T10">(Service rate </text:span><text:span text:style-name="T11">m</text:span><text:span text:style-name="T10">)</text:span></text:p>
            </draw:text-box>
          </draw:frame>
        </draw:g>
      </draw:page>
      <draw:page draw:name="Comparedark" draw:style-name="dp2" draw:master-page-name="PM6">
        <draw:line draw:style-name="gr32" draw:text-style-name="P4" draw:layer="layout" svg:x1="8cm" svg:y1="4.5cm" svg:x2="9.6cm" svg:y2="4.5cm">
          <text:p/>
        </draw:line>
        <draw:line draw:style-name="gr32" draw:text-style-name="P4" draw:layer="layout" svg:x1="8cm" svg:y1="11.5cm" svg:x2="9.6cm" svg:y2="11.5cm">
          <text:p/>
        </draw:line>
        <draw:line draw:style-name="gr32" draw:text-style-name="P4" draw:layer="layout" svg:x1="23.4cm" svg:y1="3cm" svg:x2="25cm" svg:y2="3cm">
          <text:p/>
        </draw:line>
        <draw:line draw:style-name="gr32" draw:text-style-name="P4" draw:layer="layout" svg:x1="2cm" svg:y1="4.489cm" svg:x2="4.999cm" svg:y2="4.489cm">
          <text:p/>
        </draw:line>
        <draw:frame draw:style-name="gr24" draw:text-style-name="P25" draw:layer="layout" svg:width="2.8cm" svg:height="0.923cm" svg:x="2cm" svg:y="3.5cm">
          <draw:text-box>
            <text:p text:style-name="P14"><text:span text:style-name="T8">Arrivals</text:span><text:span text:style-name="T8"><text:line-break/></text:span><text:span text:style-name="T20">(Arrival rate </text:span><text:span text:style-name="T21">l</text:span><text:span text:style-name="T20">)</text:span></text:p>
          </draw:text-box>
        </draw:frame>
        <draw:g draw:style-name="gr4">
          <draw:polygon draw:style-name="gr12" draw:text-style-name="P4" draw:layer="layout" svg:width="2.999cm" svg:height="0.999cm" svg:x="5cm" svg:y="4cm" svg:viewBox="0 0 3000 1000" draw:points="0,1000 3000,1000 3000,0 0,0">
            <text:p/>
          </draw:polygon>
          <draw:polygon draw:style-name="gr13" draw:text-style-name="P4" draw:layer="layout" svg:width="2.999cm" svg:height="0.999cm" svg:x="5cm" svg:y="4cm" svg:viewBox="0 0 3000 1000" draw:points="0,1000 3000,1000 3000,0 0,0">
            <text:p/>
          </draw:polygon>
        </draw:g>
        <draw:line draw:style-name="gr16" draw:text-style-name="P4" draw:layer="layout" svg:x1="5.999cm" svg:y1="4cm" svg:x2="5.999cm" svg:y2="5cm">
          <text:p/>
        </draw:line>
        <draw:line draw:style-name="gr16" draw:text-style-name="P4" draw:layer="layout" svg:x1="6.999cm" svg:y1="4cm" svg:x2="6.999cm" svg:y2="5cm">
          <text:p/>
        </draw:line>
        <draw:frame draw:style-name="gr25" draw:text-style-name="P19" draw:layer="layout" svg:width="3cm" svg:height="0.991cm" svg:x="5cm" svg:y="3.009cm">
          <draw:text-box>
            <text:p text:style-name="P26"><text:span text:style-name="T12">Common</text:span></text:p>
            <text:p text:style-name="P26"><text:span text:style-name="T12">waiting room</text:span></text:p>
          </draw:text-box>
        </draw:frame>
        <draw:line draw:style-name="gr16" draw:text-style-name="P4" draw:layer="layout" svg:x1="7.5cm" svg:y1="4cm" svg:x2="7.5cm" svg:y2="5cm">
          <text:p/>
        </draw:line>
        <draw:line draw:style-name="gr16" draw:text-style-name="P4" draw:layer="layout" svg:x1="6.5cm" svg:y1="4cm" svg:x2="6.5cm" svg:y2="5cm">
          <text:p/>
        </draw:line>
        <draw:line draw:style-name="gr16" draw:text-style-name="P4" draw:layer="layout" svg:x1="5.5cm" svg:y1="4cm" svg:x2="5.5cm" svg:y2="5cm">
          <text:p/>
        </draw:line>
        <draw:frame draw:style-name="gr26" draw:text-style-name="P28" draw:layer="layout" svg:width="8.4cm" svg:height="0.99cm" svg:x="2cm" svg:y="1.01cm">
          <draw:text-box>
            <text:p text:style-name="P27"><text:span text:style-name="T13">Common queue</text:span></text:p>
          </draw:text-box>
        </draw:frame>
        <draw:frame draw:style-name="gr24" draw:text-style-name="P25" draw:layer="layout" svg:width="2.8cm" svg:height="0.923cm" svg:x="16cm" svg:y="3.5cm">
          <draw:text-box>
            <text:p text:style-name="P14"><text:span text:style-name="T8">Arrivals </text:span><text:span text:style-name="T8"><text:line-break/></text:span><text:span text:style-name="T20">(Arrival rate </text:span><text:span text:style-name="T21">l</text:span><text:span text:style-name="T20">)</text:span></text:p>
          </draw:text-box>
        </draw:frame>
        <draw:g draw:style-name="gr4">
          <draw:polygon draw:style-name="gr12" draw:text-style-name="P4" draw:layer="layout" svg:width="2.999cm" svg:height="0.999cm" svg:x="20.4cm" svg:y="2.5cm" svg:viewBox="0 0 3000 1000" draw:points="0,1000 3000,1000 3000,0 0,0">
            <text:p/>
          </draw:polygon>
          <draw:polygon draw:style-name="gr13" draw:text-style-name="P4" draw:layer="layout" svg:width="2.999cm" svg:height="0.999cm" svg:x="20.4cm" svg:y="2.5cm" svg:viewBox="0 0 3000 1000" draw:points="0,1000 3000,1000 3000,0 0,0">
            <text:p/>
          </draw:polygon>
        </draw:g>
        <draw:line draw:style-name="gr16" draw:text-style-name="P4" draw:layer="layout" svg:x1="21.399cm" svg:y1="2.5cm" svg:x2="21.399cm" svg:y2="3.5cm">
          <text:p/>
        </draw:line>
        <draw:line draw:style-name="gr16" draw:text-style-name="P4" draw:layer="layout" svg:x1="22.399cm" svg:y1="2.5cm" svg:x2="22.399cm" svg:y2="3.5cm">
          <text:p/>
        </draw:line>
        <draw:frame draw:style-name="gr27" draw:text-style-name="P25" draw:layer="layout" svg:width="3cm" svg:height="0.567cm" svg:x="20.4cm" svg:y="3.5cm">
          <draw:text-box>
            <text:p text:style-name="P14"><text:span text:style-name="T8">Waiting room</text:span></text:p>
          </draw:text-box>
        </draw:frame>
        <draw:g draw:style-name="gr3">
          <draw:g draw:style-name="gr4">
            <draw:path draw:style-name="gr12" draw:text-style-name="P29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3" draw:text-style-name="P29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3" draw:text-style-name="P25" draw:layer="layout" svg:width="2cm" svg:height="2cm" svg:x="25cm" svg:y="2cm">
            <draw:text-box>
              <text:p text:style-name="P14"><text:span text:style-name="T5">1 operator </text:span><text:span text:style-name="T22">(Service rate </text:span><text:span text:style-name="T23">m</text:span><text:span text:style-name="T22">)</text:span></text:p>
            </draw:text-box>
          </draw:frame>
        </draw:g>
        <draw:line draw:style-name="gr32" draw:text-style-name="P4" draw:layer="layout" svg:x1="23.4cm" svg:y1="6cm" svg:x2="25cm" svg:y2="6cm">
          <text:p/>
        </draw:line>
        <draw:g draw:style-name="gr3">
          <draw:g draw:style-name="gr4">
            <draw:path draw:style-name="gr12" draw:text-style-name="P29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3" draw:text-style-name="P29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3" draw:text-style-name="P25" draw:layer="layout" svg:width="2cm" svg:height="2cm" svg:x="25cm" svg:y="5cm">
            <draw:text-box>
              <text:p text:style-name="P14"><text:span text:style-name="T5">1 operator </text:span><text:span text:style-name="T22">(Service rate </text:span><text:span text:style-name="T23">m</text:span><text:span text:style-name="T22">)</text:span></text:p>
            </draw:text-box>
          </draw:frame>
        </draw:g>
        <draw:line draw:style-name="gr16" draw:text-style-name="P4" draw:layer="layout" svg:x1="22.9cm" svg:y1="2.5cm" svg:x2="22.9cm" svg:y2="3.5cm">
          <text:p/>
        </draw:line>
        <draw:line draw:style-name="gr16" draw:text-style-name="P4" draw:layer="layout" svg:x1="21.9cm" svg:y1="2.5cm" svg:x2="21.9cm" svg:y2="3.5cm">
          <text:p/>
        </draw:line>
        <draw:line draw:style-name="gr16" draw:text-style-name="P4" draw:layer="layout" svg:x1="20.9cm" svg:y1="2.5cm" svg:x2="20.9cm" svg:y2="3.5cm">
          <text:p/>
        </draw:line>
        <draw:frame draw:style-name="gr26" draw:text-style-name="P28" draw:layer="layout" svg:width="8.4cm" svg:height="0.99cm" svg:x="16cm" svg:y="1.01cm">
          <draw:text-box>
            <text:p text:style-name="P27"><text:span text:style-name="T13">Separate queues</text:span></text:p>
          </draw:text-box>
        </draw:frame>
        <draw:line draw:style-name="gr34" draw:text-style-name="P4" draw:layer="layout" svg:x1="16.1cm" svg:y1="4.5cm" svg:x2="18.7cm" svg:y2="4.5cm">
          <text:p/>
        </draw:line>
        <draw:line draw:style-name="gr32" draw:text-style-name="P4" draw:layer="layout" svg:x1="18.8cm" svg:y1="3cm" svg:x2="20.4cm" svg:y2="3cm">
          <text:p/>
        </draw:line>
        <draw:line draw:style-name="gr32" draw:text-style-name="P4" draw:layer="layout" svg:x1="18.8cm" svg:y1="6cm" svg:x2="20.4cm" svg:y2="6cm">
          <text:p/>
        </draw:line>
        <draw:line draw:style-name="gr34" draw:text-style-name="P4" draw:layer="layout" svg:x1="18.8cm" svg:y1="6cm" svg:x2="18.8cm" svg:y2="3cm">
          <text:p/>
        </draw:line>
        <draw:g draw:style-name="gr4">
          <draw:polygon draw:style-name="gr12" draw:text-style-name="P4" draw:layer="layout" svg:width="2.999cm" svg:height="0.999cm" svg:x="20.4cm" svg:y="5.5cm" svg:viewBox="0 0 3000 1000" draw:points="0,1000 3000,1000 3000,0 0,0">
            <text:p/>
          </draw:polygon>
          <draw:polygon draw:style-name="gr13" draw:text-style-name="P4" draw:layer="layout" svg:width="2.999cm" svg:height="0.999cm" svg:x="20.4cm" svg:y="5.5cm" svg:viewBox="0 0 3000 1000" draw:points="0,1000 3000,1000 3000,0 0,0">
            <text:p/>
          </draw:polygon>
        </draw:g>
        <draw:line draw:style-name="gr16" draw:text-style-name="P4" draw:layer="layout" svg:x1="21.399cm" svg:y1="5.5cm" svg:x2="21.399cm" svg:y2="6.5cm">
          <text:p/>
        </draw:line>
        <draw:line draw:style-name="gr16" draw:text-style-name="P4" draw:layer="layout" svg:x1="22.399cm" svg:y1="5.5cm" svg:x2="22.399cm" svg:y2="6.5cm">
          <text:p/>
        </draw:line>
        <draw:line draw:style-name="gr16" draw:text-style-name="P4" draw:layer="layout" svg:x1="22.9cm" svg:y1="5.5cm" svg:x2="22.9cm" svg:y2="6.5cm">
          <text:p/>
        </draw:line>
        <draw:line draw:style-name="gr16" draw:text-style-name="P4" draw:layer="layout" svg:x1="21.9cm" svg:y1="5.5cm" svg:x2="21.9cm" svg:y2="6.5cm">
          <text:p/>
        </draw:line>
        <draw:line draw:style-name="gr16" draw:text-style-name="P4" draw:layer="layout" svg:x1="20.9cm" svg:y1="5.5cm" svg:x2="20.9cm" svg:y2="6.5cm">
          <text:p/>
        </draw:line>
        <draw:frame draw:style-name="gr27" draw:text-style-name="P25" draw:layer="layout" svg:width="3cm" svg:height="0.567cm" svg:x="20.4cm" svg:y="4.933cm">
          <draw:text-box>
            <text:p text:style-name="P14"><text:span text:style-name="T8">Waiting room</text:span></text:p>
          </draw:text-box>
        </draw:frame>
        <draw:line draw:style-name="gr32" draw:text-style-name="P4" draw:layer="layout" svg:x1="1.986cm" svg:y1="11.489cm" svg:x2="4.985cm" svg:y2="11.489cm">
          <text:p/>
        </draw:line>
        <draw:frame draw:style-name="gr24" draw:text-style-name="P25" draw:layer="layout" svg:width="2.8cm" svg:height="0.923cm" svg:x="1.986cm" svg:y="10.5cm">
          <draw:text-box>
            <text:p text:style-name="P14"><text:span text:style-name="T8">Arrivals </text:span><text:span text:style-name="T8"><text:line-break/></text:span><text:span text:style-name="T20">(Arrival rate </text:span><text:span text:style-name="T21">l</text:span><text:span text:style-name="T20">)</text:span></text:p>
          </draw:text-box>
        </draw:frame>
        <draw:g draw:style-name="gr4">
          <draw:polygon draw:style-name="gr12" draw:text-style-name="P4" draw:layer="layout" svg:width="2.999cm" svg:height="0.999cm" svg:x="4.986cm" svg:y="11cm" svg:viewBox="0 0 3000 1000" draw:points="0,1000 3000,1000 3000,0 0,0">
            <text:p/>
          </draw:polygon>
          <draw:polygon draw:style-name="gr13" draw:text-style-name="P4" draw:layer="layout" svg:width="2.999cm" svg:height="0.999cm" svg:x="4.986cm" svg:y="11cm" svg:viewBox="0 0 3000 1000" draw:points="0,1000 3000,1000 3000,0 0,0">
            <text:p/>
          </draw:polygon>
        </draw:g>
        <draw:line draw:style-name="gr16" draw:text-style-name="P4" draw:layer="layout" svg:x1="5.985cm" svg:y1="11cm" svg:x2="5.985cm" svg:y2="12cm">
          <text:p/>
        </draw:line>
        <draw:line draw:style-name="gr16" draw:text-style-name="P4" draw:layer="layout" svg:x1="6.985cm" svg:y1="11cm" svg:x2="6.985cm" svg:y2="12cm">
          <text:p/>
        </draw:line>
        <draw:g draw:style-name="gr3">
          <draw:g draw:style-name="gr4">
            <draw:path draw:style-name="gr12" draw:text-style-name="P29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9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5" draw:text-style-name="P25" draw:layer="layout" svg:width="2.3cm" svg:height="2.3cm" svg:x="9.6cm" svg:y="10.4cm">
            <draw:text-box>
              <text:p text:style-name="P14"><text:span text:style-name="T5">1 operator </text:span><text:span text:style-name="T5"><text:line-break/></text:span><text:span text:style-name="T22">(Service rate </text:span><text:span text:style-name="T23">m</text:span><text:span text:style-name="T22">)</text:span></text:p>
            </draw:text-box>
          </draw:frame>
        </draw:g>
        <draw:line draw:style-name="gr16" draw:text-style-name="P4" draw:layer="layout" svg:x1="7.486cm" svg:y1="11cm" svg:x2="7.486cm" svg:y2="12cm">
          <text:p/>
        </draw:line>
        <draw:line draw:style-name="gr16" draw:text-style-name="P4" draw:layer="layout" svg:x1="6.486cm" svg:y1="11cm" svg:x2="6.486cm" svg:y2="12cm">
          <text:p/>
        </draw:line>
        <draw:line draw:style-name="gr16" draw:text-style-name="P4" draw:layer="layout" svg:x1="5.486cm" svg:y1="11cm" svg:x2="5.486cm" svg:y2="12cm">
          <text:p/>
        </draw:line>
        <draw:frame draw:style-name="gr26" draw:text-style-name="P28" draw:layer="layout" svg:width="8.4cm" svg:height="0.99cm" svg:x="1.986cm" svg:y="8.01cm">
          <draw:text-box>
            <text:p text:style-name="P27"><text:span text:style-name="T13">Batch service</text:span></text:p>
          </draw:text-box>
        </draw:frame>
        <draw:frame draw:style-name="gr27" draw:text-style-name="P25" draw:layer="layout" svg:width="3cm" svg:height="0.567cm" svg:x="4.986cm" svg:y="10.4cm">
          <draw:text-box>
            <text:p text:style-name="P14"><text:span text:style-name="T8">Waiting room</text:span></text:p>
          </draw:text-box>
        </draw:frame>
        <draw:frame draw:style-name="gr31" draw:text-style-name="P30" draw:layer="layout" svg:width="3cm" svg:height="0.995cm" svg:x="9.223cm" svg:y="12.764cm">
          <draw:text-box>
            <text:p text:style-name="P14"><text:span text:style-name="T14">Batch serivce</text:span><text:span text:style-name="T24"> of 2 customers each</text:span></text:p>
          </draw:text-box>
        </draw:frame>
        <draw:line draw:style-name="gr32" draw:text-style-name="P4" draw:layer="layout" svg:x1="22.014cm" svg:y1="11.5cm" svg:x2="23.614cm" svg:y2="11.5cm">
          <text:p/>
        </draw:line>
        <draw:line draw:style-name="gr32" draw:text-style-name="P4" draw:layer="layout" svg:x1="16cm" svg:y1="11.489cm" svg:x2="18.999cm" svg:y2="11.489cm">
          <text:p/>
        </draw:line>
        <draw:frame draw:style-name="gr24" draw:text-style-name="P25" draw:layer="layout" svg:width="2.8cm" svg:height="0.923cm" svg:x="16cm" svg:y="10.5cm">
          <draw:text-box>
            <text:p text:style-name="P14"><text:span text:style-name="T8">Arrivals </text:span><text:span text:style-name="T8"><text:line-break/></text:span><text:span text:style-name="T20">(Arrival rate </text:span><text:span text:style-name="T21">l</text:span><text:span text:style-name="T20">)</text:span></text:p>
          </draw:text-box>
        </draw:frame>
        <draw:g draw:style-name="gr4">
          <draw:polygon draw:style-name="gr12" draw:text-style-name="P4" draw:layer="layout" svg:width="2.999cm" svg:height="0.999cm" svg:x="19cm" svg:y="11cm" svg:viewBox="0 0 3000 1000" draw:points="0,1000 3000,1000 3000,0 0,0">
            <text:p/>
          </draw:polygon>
          <draw:polygon draw:style-name="gr13" draw:text-style-name="P4" draw:layer="layout" svg:width="2.999cm" svg:height="0.999cm" svg:x="19cm" svg:y="11cm" svg:viewBox="0 0 3000 1000" draw:points="0,1000 3000,1000 3000,0 0,0">
            <text:p/>
          </draw:polygon>
        </draw:g>
        <draw:line draw:style-name="gr16" draw:text-style-name="P4" draw:layer="layout" svg:x1="19.999cm" svg:y1="11cm" svg:x2="19.999cm" svg:y2="12cm">
          <text:p/>
        </draw:line>
        <draw:line draw:style-name="gr16" draw:text-style-name="P4" draw:layer="layout" svg:x1="20.999cm" svg:y1="11cm" svg:x2="20.999cm" svg:y2="12cm">
          <text:p/>
        </draw:line>
        <draw:g draw:style-name="gr3">
          <draw:g draw:style-name="gr4">
            <draw:path draw:style-name="gr12" draw:text-style-name="P29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9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5" draw:text-style-name="P25" draw:layer="layout" svg:width="2.3cm" svg:height="2.3cm" svg:x="23.614cm" svg:y="10.4cm">
            <draw:text-box>
              <text:p text:style-name="P14"><text:span text:style-name="T5">1 operator </text:span><text:span text:style-name="T5"><text:line-break/></text:span><text:span text:style-name="T22">(Service rate </text:span><text:span text:style-name="T16">2</text:span><text:span text:style-name="T17">m</text:span><text:span text:style-name="T22">)</text:span></text:p>
            </draw:text-box>
          </draw:frame>
        </draw:g>
        <draw:line draw:style-name="gr16" draw:text-style-name="P4" draw:layer="layout" svg:x1="21.5cm" svg:y1="11cm" svg:x2="21.5cm" svg:y2="12cm">
          <text:p/>
        </draw:line>
        <draw:line draw:style-name="gr16" draw:text-style-name="P4" draw:layer="layout" svg:x1="20.5cm" svg:y1="11cm" svg:x2="20.5cm" svg:y2="12cm">
          <text:p/>
        </draw:line>
        <draw:line draw:style-name="gr16" draw:text-style-name="P4" draw:layer="layout" svg:x1="19.5cm" svg:y1="11cm" svg:x2="19.5cm" svg:y2="12cm">
          <text:p/>
        </draw:line>
        <draw:frame draw:style-name="gr26" draw:text-style-name="P28" draw:layer="layout" svg:width="8.4cm" svg:height="0.99cm" svg:x="16cm" svg:y="8.01cm">
          <draw:text-box>
            <text:p text:style-name="P27"><text:span text:style-name="T13">Faster operator</text:span></text:p>
          </draw:text-box>
        </draw:frame>
        <draw:frame draw:style-name="gr27" draw:text-style-name="P25" draw:layer="layout" svg:width="3cm" svg:height="0.567cm" svg:x="19cm" svg:y="10.4cm">
          <draw:text-box>
            <text:p text:style-name="P14"><text:span text:style-name="T8">Waiting room</text:span></text:p>
          </draw:text-box>
        </draw:frame>
        <draw:frame draw:style-name="gr25" draw:text-style-name="P24" draw:layer="layout" svg:width="2.2cm" svg:height="0.991cm" svg:x="19cm" svg:y="4.067cm">
          <draw:text-box>
            <text:p text:style-name="P31"><text:span text:style-name="T18">Split</text:span><text:span text:style-name="T18"><text:line-break/></text:span><text:span text:style-name="T18">50% : 50%</text:span></text:p>
          </draw:text-box>
        </draw:frame>
        <draw:g draw:style-name="gr3">
          <draw:g draw:style-name="gr4">
            <draw:path draw:style-name="gr12" draw:text-style-name="P29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9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5" draw:text-style-name="P25" draw:layer="layout" svg:width="2.3cm" svg:height="2.3cm" svg:x="9.6cm" svg:y="3.4cm">
            <draw:text-box>
              <text:p text:style-name="P14"><text:span text:style-name="T19">2</text:span><text:span text:style-name="T5"> operators </text:span><text:span text:style-name="T5"><text:line-break/></text:span><text:span text:style-name="T22">(Service rate </text:span><text:span text:style-name="T23">m</text:span><text:span text:style-name="T22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2cm" svg:y1="3.256cm" svg:x2="12.012cm" svg:y2="3.256cm">
          <text:p/>
        </draw:line>
        <draw:g draw:style-name="gr4">
          <draw:polygon draw:style-name="gr5" draw:text-style-name="P3" draw:layer="layout" svg:width="5cm" svg:height="2.5cm" svg:x="12.012cm" svg:y="2.056cm" svg:viewBox="0 0 5001 2501" draw:points="0,2501 5001,2501 5001,0 0,0">
            <text:p/>
          </draw:polygon>
          <draw:polygon draw:style-name="gr6" draw:text-style-name="P1" draw:layer="layout" svg:width="5cm" svg:height="2.5cm" svg:x="12.012cm" svg:y="2.056cm" svg:viewBox="0 0 5001 2501" draw:points="0,2501 5001,2501 5001,0 0,0">
            <text:p/>
          </draw:polygon>
        </draw:g>
        <draw:line draw:style-name="gr6" draw:text-style-name="P1" draw:layer="layout" svg:x1="13.012cm" svg:y1="2.056cm" svg:x2="13.012cm" svg:y2="4.556cm">
          <text:p/>
        </draw:line>
        <draw:line draw:style-name="gr6" draw:text-style-name="P1" draw:layer="layout" svg:x1="14.012cm" svg:y1="2.056cm" svg:x2="14.012cm" svg:y2="4.556cm">
          <text:p/>
        </draw:line>
        <draw:line draw:style-name="gr6" draw:text-style-name="P1" draw:layer="layout" svg:x1="15.012cm" svg:y1="2.056cm" svg:x2="15.012cm" svg:y2="4.556cm">
          <text:p/>
        </draw:line>
        <draw:line draw:style-name="gr6" draw:text-style-name="P1" draw:layer="layout" svg:x1="16.012cm" svg:y1="2.056cm" svg:x2="16.012cm" svg:y2="4.556cm">
          <text:p/>
        </draw:line>
        <draw:frame draw:style-name="gr2" draw:text-style-name="P1" draw:layer="layout" svg:width="5cm" svg:height="1cm" svg:x="12.012cm" svg:y="1.056cm">
          <draw:text-box>
            <text:p text:style-name="P2"><text:span text:style-name="T1">Waiting roo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0" draw:text-style-name="P12" draw:layer="layout" svg:width="4.7cm" svg:height="4.7cm" svg:x="17.012cm" svg:y="1.056cm">
            <draw:text-box>
              <text:p text:style-name="P11"><text:span text:style-name="T1">Service by</text:span></text:p>
              <text:p text:style-name="P11"><text:span text:style-name="T1">1 operator</text:span></text:p>
            </draw:text-box>
          </draw:frame>
        </draw:g>
        <draw:line draw:style-name="gr1" draw:text-style-name="P1" draw:layer="layout" svg:x1="21.712cm" svg:y1="3.406cm" svg:x2="24.212cm" svg:y2="3.406cm">
          <text:p/>
        </draw:line>
        <draw:line draw:style-name="gr1" draw:text-style-name="P1" draw:layer="layout" svg:x1="9.008cm" svg:y1="9.242cm" svg:x2="12.012cm" svg:y2="9.242cm">
          <text:p/>
        </draw:line>
        <draw:g draw:style-name="gr4">
          <draw:polygon draw:style-name="gr5" draw:text-style-name="P3" draw:layer="layout" svg:width="5cm" svg:height="2.5cm" svg:x="12.012cm" svg:y="8.042cm" svg:viewBox="0 0 5001 2501" draw:points="0,2501 5001,2501 5001,0 0,0">
            <text:p/>
          </draw:polygon>
          <draw:polygon draw:style-name="gr6" draw:text-style-name="P1" draw:layer="layout" svg:width="5cm" svg:height="2.5cm" svg:x="12.012cm" svg:y="8.042cm" svg:viewBox="0 0 5001 2501" draw:points="0,2501 5001,2501 5001,0 0,0">
            <text:p/>
          </draw:polygon>
        </draw:g>
        <draw:line draw:style-name="gr6" draw:text-style-name="P1" draw:layer="layout" svg:x1="13.012cm" svg:y1="8.042cm" svg:x2="13.012cm" svg:y2="10.542cm">
          <text:p/>
        </draw:line>
        <draw:line draw:style-name="gr6" draw:text-style-name="P1" draw:layer="layout" svg:x1="14.012cm" svg:y1="8.042cm" svg:x2="14.012cm" svg:y2="10.542cm">
          <text:p/>
        </draw:line>
        <draw:line draw:style-name="gr6" draw:text-style-name="P1" draw:layer="layout" svg:x1="15.012cm" svg:y1="8.042cm" svg:x2="15.012cm" svg:y2="10.542cm">
          <text:p/>
        </draw:line>
        <draw:line draw:style-name="gr6" draw:text-style-name="P1" draw:layer="layout" svg:x1="16.012cm" svg:y1="8.042cm" svg:x2="16.012cm" svg:y2="10.542cm">
          <text:p/>
        </draw:line>
        <draw:frame draw:style-name="gr2" draw:text-style-name="P1" draw:layer="layout" svg:width="5cm" svg:height="1cm" svg:x="12.012cm" svg:y="7.042cm">
          <draw:text-box>
            <text:p text:style-name="P2"><text:span text:style-name="T1">Waiting roo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0" draw:text-style-name="P12" draw:layer="layout" svg:width="4.7cm" svg:height="4.7cm" svg:x="17.012cm" svg:y="7.042cm">
            <draw:text-box>
              <text:p text:style-name="P11"><text:span text:style-name="T1">Service by</text:span></text:p>
              <text:p text:style-name="P11"><text:span text:style-name="T1">1 operator</text:span></text:p>
            </draw:text-box>
          </draw:frame>
        </draw:g>
        <draw:line draw:style-name="gr1" draw:text-style-name="P1" draw:layer="layout" svg:x1="21.712cm" svg:y1="9.392cm" svg:x2="24.212cm" svg:y2="9.392cm">
          <text:p/>
        </draw:line>
        <draw:frame draw:style-name="gr36" draw:text-style-name="P32" draw:layer="layout" svg:width="4.433cm" svg:height="2.043cm" svg:x="4.667cm" svg:y="4.372cm">
          <draw:text-box>
            <text:p text:style-name="P13"><text:span text:style-name="T1">New arriving customer chooses shorter queue</text:span></text:p>
          </draw:text-box>
        </draw:frame>
        <draw:line draw:style-name="gr37" draw:text-style-name="P1" draw:layer="layout" svg:x1="9.008cm" svg:y1="9.242cm" svg:x2="9.02cm" svg:y2="3.256cm">
          <text:p/>
        </draw:line>
        <draw:line draw:style-name="gr37" draw:text-style-name="P1" draw:layer="layout" svg:x1="4.693cm" svg:y1="6.414cm" svg:x2="9.008cm" svg:y2="6.414cm">
          <text:p/>
        </draw:line>
        <draw:custom-shape draw:style-name="gr38" draw:text-style-name="P33" draw:layer="layout" svg:width="0.947cm" svg:height="2.451cm" svg:x="16.039cm" svg:y="2.0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953cm" svg:height="2.466cm" svg:x="15.039cm" svg:y="2.07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947cm" svg:height="2.451cm" svg:x="16.039cm" svg:y="8.0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953cm" svg:height="2.466cm" svg:x="15.039cm" svg:y="8.0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947cm" svg:height="2.451cm" svg:x="14.041cm" svg:y="8.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953cm" svg:height="2.466cm" svg:x="13.041cm" svg:y="8.061cm">
          <text:p/>
          <draw:enhanced-geometry svg:viewBox="0 0 21600 21600" draw:type="rectangle" draw:enhanced-path="M 0 0 L 21600 0 21600 21600 0 21600 0 0 Z N"/>
        </draw:custom-shape>
        <draw:line draw:style-name="gr40" draw:text-style-name="P34" draw:layer="layout" svg:x1="9.371cm" svg:y1="5.887cm" svg:x2="11.636cm" svg:y2="3.884cm">
          <text:p/>
        </draw:line>
      </draw:page>
      <draw:page draw:name="ShortestQueuedark" draw:style-name="dp2" draw:master-page-name="PM6">
        <draw:custom-shape draw:style-name="gr41" draw:text-style-name="P35" draw:layer="layout" svg:width="3.971cm" svg:height="2.466cm" svg:x="13.041cm" svg:y="8.0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5" draw:layer="layout" svg:width="1.961cm" svg:height="2.466cm" svg:x="15.039cm" svg:y="2.073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02cm" svg:y1="3.256cm" svg:x2="12.012cm" svg:y2="3.256cm">
          <text:p/>
        </draw:line>
        <draw:g draw:style-name="gr4">
          <draw:polygon draw:style-name="gr12" draw:text-style-name="P4" draw:layer="layout" svg:width="5cm" svg:height="2.5cm" svg:x="12.012cm" svg:y="2.056cm" svg:viewBox="0 0 5001 2501" draw:points="0,2501 5001,2501 5001,0 0,0">
            <text:p/>
          </draw:polygon>
          <draw:polygon draw:style-name="gr13" draw:text-style-name="P4" draw:layer="layout" svg:width="5cm" svg:height="2.5cm" svg:x="12.012cm" svg:y="2.056cm" svg:viewBox="0 0 5001 2501" draw:points="0,2501 5001,2501 5001,0 0,0">
            <text:p/>
          </draw:polygon>
        </draw:g>
        <draw:line draw:style-name="gr16" draw:text-style-name="P4" draw:layer="layout" svg:x1="13.012cm" svg:y1="2.056cm" svg:x2="13.012cm" svg:y2="4.556cm">
          <text:p/>
        </draw:line>
        <draw:line draw:style-name="gr16" draw:text-style-name="P4" draw:layer="layout" svg:x1="14.012cm" svg:y1="2.056cm" svg:x2="14.012cm" svg:y2="4.556cm">
          <text:p/>
        </draw:line>
        <draw:line draw:style-name="gr16" draw:text-style-name="P4" draw:layer="layout" svg:x1="15.012cm" svg:y1="2.056cm" svg:x2="15.012cm" svg:y2="4.556cm">
          <text:p/>
        </draw:line>
        <draw:line draw:style-name="gr16" draw:text-style-name="P4" draw:layer="layout" svg:x1="16.012cm" svg:y1="2.056cm" svg:x2="16.012cm" svg:y2="4.556cm">
          <text:p/>
        </draw:line>
        <draw:frame draw:style-name="gr2" draw:text-style-name="P5" draw:layer="layout" svg:width="5cm" svg:height="1cm" svg:x="12.012cm" svg:y="1.056cm">
          <draw:text-box>
            <text:p text:style-name="P6"><text:span text:style-name="T7">Waiting roo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15" draw:layer="layout" svg:width="4.7cm" svg:height="4.7cm" svg:x="17.012cm" svg:y="1.056cm">
            <draw:text-box>
              <text:p text:style-name="P14"><text:span text:style-name="T4">Service by</text:span></text:p>
              <text:p text:style-name="P14"><text:span text:style-name="T4">1 operator</text:span></text:p>
            </draw:text-box>
          </draw:frame>
        </draw:g>
        <draw:line draw:style-name="gr11" draw:text-style-name="P4" draw:layer="layout" svg:x1="21.712cm" svg:y1="3.406cm" svg:x2="24.212cm" svg:y2="3.406cm">
          <text:p/>
        </draw:line>
        <draw:line draw:style-name="gr11" draw:text-style-name="P4" draw:layer="layout" svg:x1="9.008cm" svg:y1="9.242cm" svg:x2="12.012cm" svg:y2="9.242cm">
          <text:p/>
        </draw:line>
        <draw:g draw:style-name="gr4">
          <draw:polygon draw:style-name="gr12" draw:text-style-name="P4" draw:layer="layout" svg:width="5cm" svg:height="2.5cm" svg:x="12.012cm" svg:y="8.042cm" svg:viewBox="0 0 5001 2501" draw:points="0,2501 5001,2501 5001,0 0,0">
            <text:p/>
          </draw:polygon>
          <draw:polygon draw:style-name="gr13" draw:text-style-name="P4" draw:layer="layout" svg:width="5cm" svg:height="2.5cm" svg:x="12.012cm" svg:y="8.042cm" svg:viewBox="0 0 5001 2501" draw:points="0,2501 5001,2501 5001,0 0,0">
            <text:p/>
          </draw:polygon>
        </draw:g>
        <draw:line draw:style-name="gr16" draw:text-style-name="P4" draw:layer="layout" svg:x1="13.012cm" svg:y1="8.042cm" svg:x2="13.012cm" svg:y2="10.542cm">
          <text:p/>
        </draw:line>
        <draw:line draw:style-name="gr16" draw:text-style-name="P4" draw:layer="layout" svg:x1="14.012cm" svg:y1="8.042cm" svg:x2="14.012cm" svg:y2="10.542cm">
          <text:p/>
        </draw:line>
        <draw:line draw:style-name="gr16" draw:text-style-name="P4" draw:layer="layout" svg:x1="15.012cm" svg:y1="8.042cm" svg:x2="15.012cm" svg:y2="10.542cm">
          <text:p/>
        </draw:line>
        <draw:line draw:style-name="gr16" draw:text-style-name="P4" draw:layer="layout" svg:x1="16.012cm" svg:y1="8.042cm" svg:x2="16.012cm" svg:y2="10.542cm">
          <text:p/>
        </draw:line>
        <draw:frame draw:style-name="gr2" draw:text-style-name="P5" draw:layer="layout" svg:width="5cm" svg:height="1cm" svg:x="12.012cm" svg:y="7.042cm">
          <draw:text-box>
            <text:p text:style-name="P6"><text:span text:style-name="T7">Waiting roo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15" draw:layer="layout" svg:width="4.7cm" svg:height="4.7cm" svg:x="17.012cm" svg:y="7.042cm">
            <draw:text-box>
              <text:p text:style-name="P14"><text:span text:style-name="T4">Service by</text:span></text:p>
              <text:p text:style-name="P14"><text:span text:style-name="T4">1 operator</text:span></text:p>
            </draw:text-box>
          </draw:frame>
        </draw:g>
        <draw:line draw:style-name="gr11" draw:text-style-name="P4" draw:layer="layout" svg:x1="21.712cm" svg:y1="9.392cm" svg:x2="24.212cm" svg:y2="9.392cm">
          <text:p/>
        </draw:line>
        <draw:frame draw:style-name="gr36" draw:text-style-name="P17" draw:layer="layout" svg:width="4.433cm" svg:height="2.043cm" svg:x="4.667cm" svg:y="4.372cm">
          <draw:text-box>
            <text:p text:style-name="P16"><text:span text:style-name="T7">New arriving customer chooses shorter queue</text:span></text:p>
          </draw:text-box>
        </draw:frame>
        <draw:line draw:style-name="gr43" draw:text-style-name="P4" draw:layer="layout" svg:x1="9.008cm" svg:y1="9.242cm" svg:x2="9.02cm" svg:y2="3.256cm">
          <text:p/>
        </draw:line>
        <draw:line draw:style-name="gr43" draw:text-style-name="P4" draw:layer="layout" svg:x1="4.693cm" svg:y1="6.414cm" svg:x2="9.008cm" svg:y2="6.414cm">
          <text:p/>
        </draw:line>
        <draw:line draw:style-name="gr40" draw:text-style-name="P36" draw:layer="layout" svg:x1="9.371cm" svg:y1="5.887cm" svg:x2="11.636cm" svg:y2="3.884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rrivals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37" draw:layer="layout" svg:width="3.4cm" svg:height="3.4cm" svg:x="12.2cm" svg:y="1.712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44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rrivals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37" draw:layer="layout" svg:width="3.4cm" svg:height="3.4cm" svg:x="12.16cm" svg:y="7.597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45" draw:text-style-name="P1" draw:layer="layout" svg:width="2.538cm" svg:height="1.415cm" svg:x="13.327cm" svg:y="5.463cm">
          <draw:text-box>
            <text:p><text:span text:style-name="T2">More operators</text:span></text:p>
            <text:p><text:span text:style-name="T2">c=c</text:span><text:span text:style-name="T25">·</text:span><text:span text:style-name="T2">x</text:span></text:p>
          </draw:text-box>
        </draw:frame>
        <draw:line draw:style-name="gr44" draw:text-style-name="P1" draw:layer="layout" svg:x1="15.466cm" svg:y1="5.559cm" svg:x2="15.466cm" svg:y2="7.146cm">
          <text:p/>
        </draw:line>
        <draw:frame draw:style-name="gr46" draw:text-style-name="P1" draw:layer="layout" svg:width="6.648cm" svg:height="1.774cm" svg:x="15.565cm" svg:y="5.528cm">
          <draw:text-box>
            <text:p><text:span text:style-name="T2">Identical service times</text:span></text:p>
            <text:p><text:span text:style-name="T2">E[S]=E[S]</text:span></text:p>
          </draw:text-box>
        </draw:frame>
        <draw:line draw:style-name="gr44" draw:text-style-name="P1" draw:layer="layout" svg:x1="7.9cm" svg:y1="5.559cm" svg:x2="7.9cm" svg:y2="7.146cm">
          <text:p/>
        </draw:line>
        <draw:frame draw:style-name="gr47" draw:text-style-name="P1" draw:layer="layout" svg:width="4.603cm" svg:height="1.453cm" svg:x="8.153cm" svg:y="5.528cm">
          <draw:text-box>
            <text:p><text:span text:style-name="T2">Shorter inter-arrival times</text:span><text:span text:style-name="T2"><text:line-break/></text:span><text:span text:style-name="T2">E[I]=E[I]:x</text:span></text:p>
          </draw:text-box>
        </draw:frame>
      </draw:page>
      <draw:page draw:name="EconomyOfScaledark" draw:style-name="dp2" draw:master-page-name="PM6">
        <draw:line draw:style-name="gr11" draw:text-style-name="P4" draw:layer="layout" svg:x1="7.2cm" svg:y1="3.262cm" svg:x2="12.2cm" svg:y2="3.262cm">
          <text:p/>
        </draw:line>
        <draw:frame draw:style-name="gr2" draw:text-style-name="P5" draw:layer="layout" svg:width="2.7cm" svg:height="1cm" svg:x="7.75cm" svg:y="2.162cm">
          <draw:text-box>
            <text:p text:style-name="P6"><text:span text:style-name="T7">Arrivals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2cm" svg:y="1.712cm">
            <draw:text-box>
              <text:p text:style-name="P6"><text:span text:style-name="T4">Service by c operators</text:span></text:p>
            </draw:text-box>
          </draw:frame>
        </draw:g>
        <draw:line draw:style-name="gr11" draw:text-style-name="P4" draw:layer="layout" svg:x1="15.6cm" svg:y1="3.412cm" svg:x2="18.1cm" svg:y2="3.412cm">
          <text:p/>
        </draw:line>
        <draw:line draw:style-name="gr48" draw:text-style-name="P4" draw:layer="layout" svg:x1="13.183cm" svg:y1="5.559cm" svg:x2="13.183cm" svg:y2="7.146cm">
          <text:p/>
        </draw:line>
        <draw:line draw:style-name="gr11" draw:text-style-name="P4" draw:layer="layout" svg:x1="7.16cm" svg:y1="9.147cm" svg:x2="12.16cm" svg:y2="9.147cm">
          <text:p/>
        </draw:line>
        <draw:frame draw:style-name="gr2" draw:text-style-name="P5" draw:layer="layout" svg:width="2.7cm" svg:height="1cm" svg:x="7.71cm" svg:y="8.047cm">
          <draw:text-box>
            <text:p text:style-name="P6"><text:span text:style-name="T7">Arrivals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16cm" svg:y="7.597cm">
            <draw:text-box>
              <text:p text:style-name="P6"><text:span text:style-name="T4">Service by c operators</text:span></text:p>
            </draw:text-box>
          </draw:frame>
        </draw:g>
        <draw:line draw:style-name="gr11" draw:text-style-name="P4" draw:layer="layout" svg:x1="15.56cm" svg:y1="9.297cm" svg:x2="18.06cm" svg:y2="9.297cm">
          <text:p/>
        </draw:line>
        <draw:frame draw:style-name="gr45" draw:text-style-name="P4" draw:layer="layout" svg:width="2.538cm" svg:height="1.415cm" svg:x="13.327cm" svg:y="5.463cm">
          <draw:text-box>
            <text:p text:style-name="P27"><text:span text:style-name="T8">More operators</text:span></text:p>
            <text:p text:style-name="P27"><text:span text:style-name="T8">c=c</text:span><text:span text:style-name="T26">·</text:span><text:span text:style-name="T8">x</text:span></text:p>
          </draw:text-box>
        </draw:frame>
        <draw:line draw:style-name="gr48" draw:text-style-name="P4" draw:layer="layout" svg:x1="15.466cm" svg:y1="5.559cm" svg:x2="15.466cm" svg:y2="7.146cm">
          <text:p/>
        </draw:line>
        <draw:frame draw:style-name="gr46" draw:text-style-name="P4" draw:layer="layout" svg:width="6.648cm" svg:height="1.774cm" svg:x="15.565cm" svg:y="5.528cm">
          <draw:text-box>
            <text:p text:style-name="P27"><text:span text:style-name="T8">Identical service times</text:span></text:p>
            <text:p text:style-name="P27"><text:span text:style-name="T8">E[S]=E[S]</text:span></text:p>
          </draw:text-box>
        </draw:frame>
        <draw:line draw:style-name="gr48" draw:text-style-name="P4" draw:layer="layout" svg:x1="7.9cm" svg:y1="5.559cm" svg:x2="7.9cm" svg:y2="7.146cm">
          <text:p/>
        </draw:line>
        <draw:frame draw:style-name="gr47" draw:text-style-name="P4" draw:layer="layout" svg:width="4.603cm" svg:height="1.453cm" svg:x="8.153cm" svg:y="5.528cm">
          <draw:text-box>
            <text:p text:style-name="P27"><text:span text:style-name="T8">Shorter inter-arrival times</text:span><text:span text:style-name="T8"><text:line-break/></text:span><text:span text:style-name="T8">E[I]=E[I]: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0" draw:display-name="Gradient_0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7T14:01:26.206000000</dc:date>
    <meta:creation-date>2023-02-18T18:31:19Z</meta:creation-date>
    <meta:generator>LibreOffice/7.6.2.1$Windows_X86_64 LibreOffice_project/56f7684011345957bbf33a7ee678afaf4d2ba333</meta:generator>
    <meta:editing-duration>PT47M6S</meta:editing-duration>
    <meta:editing-cycles>24</meta:editing-cycles>
    <meta:document-statistic meta:object-count="574"/>
  </office:meta>
</office:document-meta>
</file>